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position="super 63.6%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position="super 63.6%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position="super 63.6%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</office:automatic-styles>
  <office:body>
    <office:text text:use-soft-page-breaks="true">
      <text:p text:style-name="P1"><text:span text:style-name="T2">Monday 15</text:span><text:span text:style-name="T3">th</text:span><text:span text:style-name="T4"><text:s/>Nov 11:00</text:span></text:p>
      <text:p text:style-name="Normal"><text:span text:style-name="T5">Friday 19</text:span><text:span text:style-name="T6">th</text:span><text:span text:style-name="T7"><text:s/>Nov 13:30</text:span></text:p>
      <text:p text:style-name="P8">ORAL TEST</text:p>
      <text:p text:style-name="Normal">Role plays in pairs<text:s/></text:p>
      <text:p text:style-name="Normal">IT support call</text:p>
      <text:p text:style-name="Normal">10 mins</text:p>
      <text:p text:style-name="Normal"/>
      <text:p text:style-name="Normal"/>
      <text:p text:style-name="Normal"/>
      <text:p text:style-name="Normal"><text:span text:style-name="T9">Friday 26</text:span><text:span text:style-name="T10">th</text:span><text:span text:style-name="T11"><text:s/>Nov</text:span></text:p>
      <text:p text:style-name="P12">Vocabulary test:<text:s/></text:p>
      <text:list text:style-name="LFO1" text:continue-numbering="true">
        <text:list-item>
          <text:p text:style-name="P13">Review /comparison</text:p>
        </text:list-item>
        <text:list-item>
          <text:p text:style-name="P14">Support messages<text:s/></text:p>
        </text:list-item>
        <text:list-item>
          <text:p text:style-name="P15">Handbook<text:s/></text:p>
        </text:list-item>
      </text:list>
      <text:p text:style-name="Paragraphedeliste">(After page 13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engXi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1-11-08T14:05:00Z</meta:creation-date>
    <dc:date>2021-11-09T00:11:00Z</dc:date>
    <meta:template xlink:href="Normal" xlink:type="simple"/>
    <meta:editing-cycles>2</meta:editing-cycles>
    <meta:editing-duration>PT0S</meta:editing-duration>
    <meta:document-statistic meta:page-count="1" meta:paragraph-count="1" meta:word-count="29" meta:character-count="198" meta:row-count="1" meta:non-whitespace-character-count="170"/>
  </office:meta>
</office:document-meta>
</file>